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Cyr" fo:font-size="16pt" fo:font-weight="bold" officeooo:rsid="001a12ac" officeooo:paragraph-rsid="001a12ac" style:font-size-asian="14pt" style:font-weight-asian="bold" style:font-size-complex="16pt" style:font-weight-complex="bold"/>
    </style:style>
    <style:style style:name="P2" style:family="paragraph" style:parent-style-name="Standard">
      <style:paragraph-properties fo:line-height="150%" fo:text-align="start" style:justify-single-word="false"/>
      <style:text-properties style:font-name="Times New Roman Cyr" fo:font-size="14pt" fo:font-weight="bold" officeooo:rsid="001a12ac" officeooo:paragraph-rsid="001a12ac" style:font-size-asian="12.25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Times New Roman Cyr" fo:font-size="12pt" fo:font-weight="bold" officeooo:rsid="001a12ac" officeooo:paragraph-rsid="001a12ac" style:font-size-asian="10.5pt" style:font-weight-asian="bold" style:font-size-complex="12pt" style:font-weight-complex="bold"/>
    </style:style>
    <style:style style:name="P4" style:family="paragraph" style:parent-style-name="Standard">
      <style:paragraph-properties fo:line-height="150%" fo:text-align="start" style:justify-single-word="false"/>
      <style:text-properties style:font-name="Times New Roman Cyr" fo:font-size="12pt" fo:font-weight="bold" officeooo:rsid="001b771d" officeooo:paragraph-rsid="001b771d" style:font-size-asian="10.5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Times New Roman Cyr" fo:font-size="12pt" fo:font-weight="bold" officeooo:rsid="001b771d" officeooo:paragraph-rsid="001b771d" style:font-size-asian="10.5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Times New Roman Cyr" fo:font-size="12pt" fo:font-weight="bold" officeooo:rsid="001ebd65" officeooo:paragraph-rsid="001ebd65" style:font-size-asian="10.5pt" style:font-weight-asian="bold" style:font-size-complex="12pt" style:font-weight-complex="bold"/>
    </style:style>
    <style:style style:name="P7" style:family="paragraph" style:parent-style-name="Standard">
      <style:paragraph-properties fo:line-height="150%" fo:text-align="start" style:justify-single-word="false"/>
      <style:text-properties style:font-name="Times New Roman Cyr" fo:font-size="11pt" fo:font-weight="normal" officeooo:rsid="001a12ac" officeooo:paragraph-rsid="001a12ac" style:font-size-asian="9.60000038146973pt" style:font-weight-asian="normal" style:font-size-complex="11pt" style:font-weight-complex="normal"/>
    </style:style>
    <style:style style:name="P8" style:family="paragraph" style:parent-style-name="Standard" style:list-style-name="L1">
      <style:paragraph-properties fo:line-height="150%" fo:text-align="start" style:justify-single-word="false"/>
      <style:text-properties style:font-name="Times New Roman Cyr" fo:font-size="11pt" fo:font-weight="normal" officeooo:rsid="001a3d5c" officeooo:paragraph-rsid="001a3d5c" style:font-size-asian="9.60000038146973pt" style:font-weight-asian="normal" style:font-size-complex="11pt" style:font-weight-complex="normal"/>
    </style:style>
    <style:style style:name="P9" style:family="paragraph" style:parent-style-name="Standard">
      <style:paragraph-properties fo:line-height="150%" fo:text-align="start" style:justify-single-word="false"/>
      <style:text-properties style:font-name="Times New Roman Cyr" fo:font-size="11pt" fo:font-weight="normal" officeooo:rsid="001a3d5c" officeooo:paragraph-rsid="001a3d5c" style:font-size-asian="9.60000038146973pt" style:font-weight-asian="normal" style:font-size-complex="11pt" style:font-weight-complex="normal"/>
    </style:style>
    <style:style style:name="P10" style:family="paragraph" style:parent-style-name="Standard" style:list-style-name="L2">
      <style:paragraph-properties fo:line-height="150%" fo:text-align="start" style:justify-single-word="false"/>
      <style:text-properties style:font-name="Times New Roman Cyr" fo:font-size="11pt" fo:font-weight="normal" officeooo:rsid="001a3d5c" officeooo:paragraph-rsid="001a3d5c" style:font-size-asian="9.60000038146973pt" style:font-weight-asian="normal" style:font-size-complex="11pt" style:font-weight-complex="normal"/>
    </style:style>
    <style:style style:name="P11" style:family="paragraph" style:parent-style-name="Standard">
      <style:paragraph-properties fo:line-height="150%" fo:text-align="start" style:justify-single-word="false"/>
      <style:text-properties style:font-name="Times New Roman Cyr" fo:font-size="11pt" fo:font-weight="normal" officeooo:rsid="001b771d" officeooo:paragraph-rsid="001b771d" style:font-size-asian="9.60000038146973pt" style:font-weight-asian="normal" style:font-size-complex="11pt" style:font-weight-complex="normal"/>
    </style:style>
    <style:style style:name="P12" style:family="paragraph" style:parent-style-name="Standard" style:list-style-name="L3">
      <style:paragraph-properties fo:line-height="150%" fo:text-align="start" style:justify-single-word="false"/>
      <style:text-properties style:font-name="Times New Roman Cyr" fo:font-size="11pt" fo:font-weight="normal" officeooo:rsid="001b771d" officeooo:paragraph-rsid="001b771d" style:font-size-asian="9.60000038146973pt" style:font-weight-asian="normal" style:font-size-complex="11pt" style:font-weight-complex="normal"/>
    </style:style>
    <style:style style:name="P13" style:family="paragraph" style:parent-style-name="Standard">
      <style:paragraph-properties fo:line-height="150%" fo:text-align="justify" style:justify-single-word="false"/>
      <style:text-properties style:font-name="Times New Roman Cyr" fo:font-size="11pt" fo:font-weight="normal" officeooo:rsid="001e2a9a" officeooo:paragraph-rsid="001b771d" style:font-size-asian="9.60000038146973pt" style:font-weight-asian="normal" style:font-size-complex="11pt" style:font-weight-complex="normal"/>
    </style:style>
    <style:style style:name="P14" style:family="paragraph" style:parent-style-name="Standard" style:list-style-name="L4">
      <style:paragraph-properties fo:line-height="150%" fo:text-align="justify" style:justify-single-word="false"/>
      <style:text-properties style:font-name="Times New Roman Cyr" fo:font-size="11pt" fo:font-weight="normal" officeooo:rsid="001ebd65" officeooo:paragraph-rsid="001ebd65" style:font-size-asian="9.60000038146973pt" style:font-weight-asian="normal" style:font-size-complex="11pt" style:font-weight-complex="normal"/>
    </style:style>
    <style:style style:name="P15" style:family="paragraph" style:parent-style-name="Standard" style:list-style-name="L4">
      <style:paragraph-properties fo:line-height="150%" fo:text-align="justify" style:justify-single-word="false"/>
      <style:text-properties style:font-name="Times New Roman Cyr" fo:font-size="11pt" fo:font-weight="normal" officeooo:rsid="00207990" officeooo:paragraph-rsid="00207990" style:font-size-asian="9.60000038146973pt" style:font-weight-asian="normal" style:font-size-complex="11pt" style:font-weight-complex="normal"/>
    </style:style>
    <style:style style:name="P16" style:family="paragraph" style:parent-style-name="Standard" style:list-style-name="L4">
      <style:paragraph-properties fo:line-height="150%" fo:text-align="justify" style:justify-single-word="false"/>
      <style:text-properties style:font-name="Times New Roman Cyr" fo:font-size="11pt" fo:font-weight="normal" officeooo:rsid="001f77b6" officeooo:paragraph-rsid="001f77b6" style:font-size-asian="9.60000038146973pt" style:font-weight-asian="normal" style:font-size-complex="11pt" style:font-weight-complex="normal"/>
    </style:style>
    <style:style style:name="P17" style:family="paragraph" style:parent-style-name="Standard" style:list-style-name="L4">
      <style:paragraph-properties fo:line-height="150%" fo:text-align="justify" style:justify-single-word="false"/>
      <style:text-properties style:font-name="Times New Roman Cyr" fo:font-size="11pt" fo:font-weight="normal" officeooo:rsid="0023c88d" officeooo:paragraph-rsid="0023c88d" style:font-size-asian="9.60000038146973pt" style:font-weight-asian="normal" style:font-size-complex="11pt" style:font-weight-complex="normal"/>
    </style:style>
    <style:style style:name="P18" style:family="paragraph" style:parent-style-name="Standard" style:list-style-name="L4">
      <style:paragraph-properties fo:line-height="150%" fo:text-align="justify" style:justify-single-word="false"/>
      <style:text-properties style:font-name="Times New Roman Cyr" fo:font-size="11pt" fo:font-weight="normal" officeooo:rsid="002449a0" officeooo:paragraph-rsid="002449a0" style:font-size-asian="9.60000038146973pt" style:font-weight-asian="normal" style:font-size-complex="11pt" style:font-weight-complex="normal"/>
    </style:style>
    <style:style style:name="P19" style:family="paragraph" style:parent-style-name="Standard" style:list-style-name="L4">
      <style:paragraph-properties fo:line-height="150%" fo:text-align="justify" style:justify-single-word="false"/>
      <style:text-properties style:font-name="Times New Roman Cyr" fo:font-size="11pt" fo:font-weight="normal" officeooo:rsid="0025487c" officeooo:paragraph-rsid="0025487c" style:font-size-asian="9.60000038146973pt" style:font-weight-asian="normal" style:font-size-complex="11pt" style:font-weight-complex="normal"/>
    </style:style>
    <style:style style:name="P20" style:family="paragraph" style:parent-style-name="Standard">
      <style:paragraph-properties fo:line-height="150%" fo:text-align="justify" style:justify-single-word="false"/>
      <style:text-properties style:font-name="Times New Roman Cyr" fo:font-size="11pt" fo:font-weight="normal" officeooo:rsid="0025487c" officeooo:paragraph-rsid="0025487c" style:font-size-asian="9.60000038146973pt" style:font-weight-asian="normal" style:font-size-complex="11pt" style:font-weight-complex="normal"/>
    </style:style>
    <style:style style:name="T1" style:family="text">
      <style:text-properties officeooo:rsid="001a3d5c"/>
    </style:style>
    <style:style style:name="T2" style:family="text">
      <style:text-properties fo:font-size="11pt" officeooo:rsid="001cd816" style:font-size-asian="9.60000038146973pt" style:font-size-complex="11pt"/>
    </style:style>
    <style:style style:name="T3" style:family="text">
      <style:text-properties fo:font-size="11pt" fo:font-weight="normal" officeooo:rsid="001cd816" style:font-size-asian="9.60000038146973pt" style:font-weight-asian="normal" style:font-size-complex="11pt" style:font-weight-complex="normal"/>
    </style:style>
    <style:style style:name="T4" style:family="text">
      <style:text-properties fo:font-size="11pt" fo:font-weight="normal" officeooo:rsid="001e2a9a" style:font-size-asian="9.60000038146973pt" style:font-weight-asian="normal" style:font-size-complex="11pt" style:font-weight-complex="normal"/>
    </style:style>
    <style:style style:name="T5" style:family="text">
      <style:text-properties fo:font-weight="bold" style:font-weight-asian="bold" style:font-weight-complex="bold"/>
    </style:style>
    <style:style style:name="T6" style:family="text">
      <style:text-properties officeooo:rsid="002548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3</text:p>
      <text:p text:style-name="P2">Day 3</text:p>
      <text:p text:style-name="P3">1. Control Flow in Python :-</text:p>
      <text:p text:style-name="P7"><text:tab/>A program’s control flow is the order in wich the program’s code executes. The control flow of a pythonprogram is regulated by conditional statements, loops, and function calls.</text:p>
      <text:p text:style-name="P7"><text:tab/><text:span text:style-name="T1">Python has three types of flow control Structures:</text:span></text:p>
      <text:list xml:id="list2970532014" text:style-name="L1">
        <text:list-item>
          <text:p text:style-name="P8">sequential</text:p>
        </text:list-item>
        <text:list-item>
          <text:p text:style-name="P8">Selection </text:p>
        </text:list-item>
        <text:list-item>
          <text:p text:style-name="P8">Repetition</text:p>
        </text:list-item>
      </text:list>
      <text:p text:style-name="P9">1. Sequential :-</text:p>
      <text:p text:style-name="P9"><text:tab/>Sequential statements are a set of statements which are exsicuted in a sequence.</text:p>
      <text:p text:style-name="P9">2. Selection:-</text:p>
      <text:p text:style-name="P9"><text:tab/>Selection statement also known as decision control statements or branching statements allows user to test several conditions and execute instructions based on which condition are true. Some selection statements are.</text:p>
      <text:list xml:id="list8686943" text:style-name="L2">
        <text:list-item>
          <text:p text:style-name="P10">If </text:p>
        </text:list-item>
        <text:list-item>
          <text:p text:style-name="P10">if else</text:p>
        </text:list-item>
        <text:list-item>
          <text:p text:style-name="P10">nested if </text:p>
        </text:list-item>
        <text:list-item>
          <text:p text:style-name="P10">if – else – if </text:p>
        </text:list-item>
      </text:list>
      <text:p text:style-name="P11">3. Repetition :-</text:p>
      <text:p text:style-name="P11"><text:tab/>A repetition statement is used to repeat a block of code. In python we have two repetition statements.</text:p>
      <text:list xml:id="list509797687" text:style-name="L3">
        <text:list-item>
          <text:p text:style-name="P12">For loop</text:p>
        </text:list-item>
        <text:list-item>
          <text:p text:style-name="P12">While Loop</text:p>
        </text:list-item>
      </text:list>
      <text:p text:style-name="P11"/>
      <text:p text:style-name="P4">2. <text:s/>Functions in Python :-</text:p>
      <text:p text:style-name="P5"><text:tab/><text:span text:style-name="T3">Function is a block of code which gets exicuted when it is called, we can pass data to a fuction as parameters and fuction returns data as output.</text:span></text:p>
      <text:p text:style-name="P5"><text:span text:style-name="T3"><text:tab/>We can define a fuction using </text:span><text:span text:style-name="T2">Def </text:span><text:span text:style-name="T3">keyword followed by the name of fuction and parentheses i which we can mention parameters to be passed in the function.</text:span></text:p>
      <text:p text:style-name="P5"><text:span text:style-name="T3"><text:tab/></text:span><text:span text:style-name="T4">While calling a function in program use the function name followed by parentheses.While doing so we must pass same no of parameters that we mentioned while defining the function or else it will give a error.</text:span></text:p>
      <text:p text:style-name="P13"><text:tab/>If we want to avoid getting error if we pass extra parameters while calling the fuction we can use *args and **kwargs in the function defination, *args holds extra arguments that are passed in form of tuple and **kwargs holds the extra arhuments that are passed in the for of key and value pair as a dictinory.</text:p>
      <text:p text:style-name="P13"><text:tab/></text:p>
      <text:p text:style-name="P6"><text:soft-page-break/>3. Class in Python :-</text:p>
      <text:list xml:id="list3155664226" text:style-name="L4">
        <text:list-item>
          <text:p text:style-name="P14">Class Defination Syntax :-</text:p>
          <text:list>
            <text:list-header>
              <text:p text:style-name="P15">Python is a Object oriented language evrythin in python is a object, and class is like an object constructor or a blueprint for creating objects. To create a class we have to use keyword <text:span text:style-name="T5">class </text:span>followed by the name of the class</text:p>
            </text:list-header>
          </text:list>
        </text:list-item>
        <text:list-item>
          <text:p text:style-name="P16">Class Objects :-</text:p>
          <text:list>
            <text:list-header>
              <text:p text:style-name="P17">Class object is an instance of the class with all the properties of the class pluse some actual values. An object consists of state, behavior and identity</text:p>
            </text:list-header>
          </text:list>
        </text:list-item>
        <text:list-item>
          <text:p text:style-name="P16">Instance objects :-</text:p>
          <text:list>
            <text:list-header>
              <text:p text:style-name="P16"/>
            </text:list-header>
          </text:list>
        </text:list-item>
        <text:list-item>
          <text:p text:style-name="P16">Method Objects :-</text:p>
          <text:list>
            <text:list-header>
              <text:p text:style-name="P18">Method is nothing but function inside the class <text:span text:style-name="T6">but the only differance is we have to pass selfe parameter while defining a method, methods defines how the objects will bwhave.</text:span></text:p>
            </text:list-header>
          </text:list>
        </text:list-item>
        <text:list-item>
          <text:p text:style-name="P16">Class and Instance Variables :-</text:p>
          <text:list>
            <text:list-header>
              <text:p text:style-name="P19">Variables defined after the class and befor any method inside the class are called as class veriable and the veriables defined inside methode are called instance variables.</text:p>
            </text:list-header>
          </text:list>
        </text:list-item>
      </text:list>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2T14:36:11.642442817</meta:creation-date>
    <dc:date>2022-03-03T12:04:01.752909332</dc:date>
    <meta:editing-duration>PT28M8S</meta:editing-duration>
    <meta:editing-cycles>2</meta:editing-cycles>
    <meta:generator>LibreOffice/6.4.7.2$Linux_X86_64 LibreOffice_project/40$Build-2</meta:generator>
    <meta:document-statistic meta:table-count="0" meta:image-count="0" meta:object-count="0" meta:page-count="2" meta:paragraph-count="36" meta:word-count="447" meta:character-count="2524" meta:non-whitespace-character-count="2109"/>
  </office:meta>
</office:document-meta>
</file>